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20M32S">
            <text:p>12:20:32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22M02S">
            <text:p>12:22:02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0.8">
            <text:p>11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0.975">
            <text:p>1.0</text:p>
          </table:table-cell>
          <table:table-cell table:style-name="ce4" office:value-type="float" office:value="0.425">
            <text:p>0.4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98.25">
            <text:p>98.3</text:p>
          </table:table-cell>
          <table:table-cell table:style-name="ce4" office:value-type="float" office:value="1.4">
            <text:p>1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1.4">
            <text:p>41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99.8">
            <text:p>99.8</text:p>
          </table:table-cell>
          <table:table-cell table:style-name="ce4" office:value-type="float" office:value="2.7">
            <text:p>2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772H21M32S">
            <text:p>12:21:32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15384615384615">
            <text:p>2.2</text:p>
          </table:table-cell>
          <table:table-cell table:style-name="ce4" office:value-type="float" office:value="1.88235294117647">
            <text:p>1.9</text:p>
          </table:table-cell>
          <table:table-cell table:style-name="ce4" office:value-type="float" office:value="4">
            <text:p>4.0</text:p>
          </table:table-cell>
          <table:table-cell table:style-name="ce4" office:value-type="float" office:value="1.01577608142494">
            <text:p>1.0</text:p>
          </table:table-cell>
          <table:table-cell table:style-name="ce4" office:value-type="float" office:value="1.92857142857143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1.1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18">
            <text:p>18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20.31S">
            <text:p>00:12:20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2.32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0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4795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31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662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0929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34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085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3844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347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110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4684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08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6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4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75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3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4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8082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90376 0 13358 3385565 20390 0 1347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0270 0 3164 846333 2066 0 858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4047 0 3523 849193 2839 0 139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5112 0 2963 848715 2471 0 144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0946 0 3707 841323 13011 0 204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602663 53 6 0 0 0 0 2 0 1 0 0 0 115 0 74586 71 0 0 0 0 0 0 0 22 0 0 0 0 0 0 0 0 59982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26045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159022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448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669346 0 532957 221548 249822 74627 0 3 143289 357 44674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6536547 <text:s/>406238 <text:s text:c="3"/>0 <text:s/>410 <text:s text:c="3"/>0 <text:s text:c="4"/>0 <text:s text:c="9"/>0 <text:s text:c="8"/>0 586854027 <text:s/>461971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140 25982 781878 256820 63442 369482 3465848 2193820 0 279216 24514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1038 25951 780826 256320 63441 369482 3465848 2193820 0 279124 24509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8 0 0 0 0 0 28 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56 0 0 0 0 0 356 3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30 147764 21 18 7 55 36 143 20 0 1 0 4 2932736 400 4294967295 3350528 3450364 3215650912 3215645884 9991190 0 0 4096 536946211 3223525726 0 0 0 1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06238 errors:0 dropped:41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461971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6536547 (46.5 MB) <text:s/>TX bytes:586854027 (586.8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48 (448.0 B) <text:s/>TX bytes:448 (448.0 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83 <text:s text:c="5"/>3997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97.6">
            <text:p>97.6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1.6">
            <text:p>1.6</text:p>
          </table:table-cell>
          <table:table-cell office:value-type="float" office:value="95.8">
            <text:p>95.8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975">
            <text:p>0.98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425">
            <text:p>0.43</text:p>
          </table:table-cell>
          <table:table-cell office:value-type="float" office:value="0.4">
            <text:p>0.4</text:p>
          </table:table-cell>
          <table:table-cell office:value-type="float" office:value="98.25">
            <text:p>98.25</text:p>
          </table:table-cell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225">
            <text:p>1.2</text:p>
          </table:table-cell>
          <table:table-cell table:style-name="ce10" office:value-type="float" office:value="0.275">
            <text:p>0.3</text:p>
          </table:table-cell>
          <table:table-cell table:style-name="ce10" office:value-type="float" office:value="0.15">
            <text:p>0.2</text:p>
          </table:table-cell>
          <table:table-cell table:style-name="ce10" office:value-type="float" office:value="98.35">
            <text:p>98.4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3">
            <text:p>1.3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225">
            <text:p>0.2</text:p>
          </table:table-cell>
          <table:table-cell table:style-name="ce10" office:value-type="float" office:value="97.85">
            <text:p>97.9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325">
            <text:p>1.3</text:p>
          </table:table-cell>
          <table:table-cell table:style-name="ce10" office:value-type="float" office:value="0.125">
            <text:p>0.1</text:p>
          </table:table-cell>
          <table:table-cell table:style-name="ce10" office:value-type="float" office:value="0.225">
            <text:p>0.2</text:p>
          </table:table-cell>
          <table:table-cell table:style-name="ce10" office:value-type="float" office:value="98.325">
            <text:p>98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0.975">
            <text:p>1.0</text:p>
          </table:table-cell>
          <table:table-cell table:style-name="ce10" office:value-type="float" office:value="0.225">
            <text:p>0.2</text:p>
          </table:table-cell>
          <table:table-cell table:style-name="ce10" office:value-type="float" office:value="1.55">
            <text:p>1.6</text:p>
          </table:table-cell>
          <table:table-cell table:style-name="ce10" office:value-type="float" office:value="97.225">
            <text:p>97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41.4">
            <text:p>41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.4">
            <text:p>1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92.5">
            <text:p>92.5</text:p>
          </table:table-cell>
          <table:table-cell table:style-name="ce11" table:formula="of:=AVERAGE([.D2:.D5])" office:value-type="float" office:value="10.8">
            <text:p>10.8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221.927027027027">
            <text:p>221.9</text:p>
          </table:table-cell>
          <table:table-cell table:style-name="ce11" table:formula="of:=IF([.D7]=0;0;MAX(SUMPRODUCT([.D2:.D5];[.D2:.D5])/SUM([.D2:.D5])-[.D7];0))" office:value-type="float" office:value="28.9240740740741">
            <text:p>28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25.572972972973">
            <text:p>25.6</text:p>
          </table:table-cell>
          <table:table-cell table:style-name="ce11" table:formula="of:=ABS(MAX([.D2:.D5])-[.D7]-[.D8])" office:value-type="float" office:value="1.67592592592592">
            <text:p>1.7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2" office:value-type="float" office:value="7.3">
            <text:p>7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.6">
            <text:p>1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table:number-columns-repeated="2" office:value-type="float" office:value="8.2">
            <text:p>8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.4">
            <text:p>16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table:number-columns-repeated="2" office:value-type="float" office:value="20.2">
            <text:p>20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0.4">
            <text:p>4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8.925">
            <text:p>8.9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8.925">
            <text:p>8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5.88088235294118">
            <text:p>5.9</text:p>
          </table:table-cell>
          <table:table-cell table:style-name="ce11" table:formula="of:=IF([.C7]=0;0;MAX(SUMPRODUCT([.C2:.C5];[.C2:.C5])/SUM([.C2:.C5])-[.C7];0))" office:value-type="float" office:value="5.88088235294118">
            <text:p>5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5.39411764705882">
            <text:p>5.4</text:p>
          </table:table-cell>
          <table:table-cell table:style-name="ce11" table:formula="of:=ABS(MAX([.C2:.C5])-[.C7]-[.C8])" office:value-type="float" office:value="5.39411764705882">
            <text:p>5.4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4.8058823529412">
            <text:p>14.8</text:p>
          </table:table-cell>
          <table:table-cell table:style-name="ce11" table:formula="of:=[.C7]+ [.C8]" office:value-type="float" office:value="14.8058823529412">
            <text:p>14.8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table:number-columns-repeated="2" office:value-type="float" office:value="6.8">
            <text:p>6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.6">
            <text:p>1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.75">
            <text:p>1.8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1.75">
            <text:p>1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.85857142857143">
            <text:p>4.9</text:p>
          </table:table-cell>
          <table:table-cell table:style-name="ce11" table:formula="of:=IF([.C7]=0;0;MAX(SUMPRODUCT([.C2:.C5];[.C2:.C5])/SUM([.C2:.C5])-[.C7];0))" office:value-type="float" office:value="4.85857142857143">
            <text:p>4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191428571428571">
            <text:p>0.2</text:p>
          </table:table-cell>
          <table:table-cell table:style-name="ce11" table:formula="of:=ABS(MAX([.C2:.C5])-[.C7]-[.C8])" office:value-type="float" office:value="0.191428571428571">
            <text:p>0.2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6.60857142857143">
            <text:p>6.6</text:p>
          </table:table-cell>
          <table:table-cell table:style-name="ce11" table:formula="of:=[.C7]+ [.C8]" office:value-type="float" office:value="6.60857142857143">
            <text:p>6.6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">
            <text:p>0.0</text:p>
          </table:table-cell>
          <table:table-cell table:style-name="ce11" table:formula="of:=[.C7]+ [.C8]" office:value-type="float" office:value="0">
            <text:p>0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">
            <text:p>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40">
            <text:p>34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table:number-columns-repeated="2" office:value-type="float" office:value="13.5">
            <text:p>13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7">
            <text:p>27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6.25">
            <text:p>46.3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46.25">
            <text:p>46.3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10.963513513514">
            <text:p>111.0</text:p>
          </table:table-cell>
          <table:table-cell table:style-name="ce11" table:formula="of:=IF([.C7]=0;0;MAX(SUMPRODUCT([.C2:.C5];[.C2:.C5])/SUM([.C2:.C5])-[.C7];0))" office:value-type="float" office:value="110.963513513514">
            <text:p>111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2.7864864864865">
            <text:p>12.8</text:p>
          </table:table-cell>
          <table:table-cell table:style-name="ce11" table:formula="of:=ABS(MAX([.C2:.C5])-[.C7]-[.C8])" office:value-type="float" office:value="12.7864864864865">
            <text:p>12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57.213513513514">
            <text:p>157.2</text:p>
          </table:table-cell>
          <table:table-cell table:style-name="ce11" table:formula="of:=[.C7]+ [.C8]" office:value-type="float" office:value="157.213513513514">
            <text:p>157.2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2"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4">
            <text:p>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table:number-columns-repeated="2" office:value-type="float" office:value="20.7">
            <text:p>20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1.4">
            <text:p>4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table:number-columns-repeated="2"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.4">
            <text:p>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5.4">
            <text:p>5.4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5.4">
            <text:p>5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4.462037037037">
            <text:p>14.5</text:p>
          </table:table-cell>
          <table:table-cell table:style-name="ce11" table:formula="of:=IF([.C7]=0;0;MAX(SUMPRODUCT([.C2:.C5];[.C2:.C5])/SUM([.C2:.C5])-[.C7];0))" office:value-type="float" office:value="14.462037037037">
            <text:p>14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837962962962962">
            <text:p>0.8</text:p>
          </table:table-cell>
          <table:table-cell table:style-name="ce11" table:formula="of:=ABS(MAX([.C2:.C5])-[.C7]-[.C8])" office:value-type="float" office:value="0.837962962962962">
            <text:p>0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9.862037037037">
            <text:p>19.9</text:p>
          </table:table-cell>
          <table:table-cell table:style-name="ce11" table:formula="of:=[.C7]+ [.C8]" office:value-type="float" office:value="19.862037037037">
            <text:p>19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2.8">
            <text:p>42.8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8.2">
            <text:p>468.2</text:p>
          </table:table-cell>
          <table:table-cell office:value-type="float" office:value="10.7">
            <text:p>10.7</text:p>
          </table:table-cell>
          <table:table-cell office:value-type="float" office:value="457.5">
            <text:p>457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0.7">
            <text:p>650.7</text:p>
          </table:table-cell>
          <table:table-cell office:value-type="float" office:value="1067.4">
            <text:p>1067.4</text:p>
          </table:table-cell>
          <table:table-cell office:value-type="float" office:value="-1">
            <text:p>-1</text:p>
          </table:table-cell>
          <table:table-cell office:value-type="float" office:value="149.6">
            <text:p>149.6</text:p>
          </table:table-cell>
          <table:table-cell office:value-type="float" office:value="0">
            <text:p>0</text:p>
          </table:table-cell>
          <table:table-cell office:value-type="float" office:value="424.7">
            <text:p>424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8.2">
            <text:p>468.2</text:p>
          </table:table-cell>
          <table:table-cell office:value-type="float" office:value="10.7">
            <text:p>10.7</text:p>
          </table:table-cell>
          <table:table-cell office:value-type="float" office:value="457.5">
            <text:p>457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0.7">
            <text:p>650.7</text:p>
          </table:table-cell>
          <table:table-cell office:value-type="float" office:value="1067.4">
            <text:p>1067.4</text:p>
          </table:table-cell>
          <table:table-cell office:value-type="float" office:value="-1">
            <text:p>-1</text:p>
          </table:table-cell>
          <table:table-cell office:value-type="float" office:value="149.6">
            <text:p>149.6</text:p>
          </table:table-cell>
          <table:table-cell office:value-type="float" office:value="0">
            <text:p>0</text:p>
          </table:table-cell>
          <table:table-cell office:value-type="float" office:value="424.7">
            <text:p>424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4.4">
            <text:p>464.4</text:p>
          </table:table-cell>
          <table:table-cell office:value-type="float" office:value="10">
            <text:p>10</text:p>
          </table:table-cell>
          <table:table-cell office:value-type="float" office:value="454.5">
            <text:p>454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1071">
            <text:p>1071</text:p>
          </table:table-cell>
          <table:table-cell office:value-type="float" office:value="-1">
            <text:p>-1</text:p>
          </table:table-cell>
          <table:table-cell office:value-type="float" office:value="150.2">
            <text:p>150.2</text:p>
          </table:table-cell>
          <table:table-cell office:value-type="float" office:value="0">
            <text:p>0</text:p>
          </table:table-cell>
          <table:table-cell office:value-type="float" office:value="424.7">
            <text:p>424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4.4">
            <text:p>464.4</text:p>
          </table:table-cell>
          <table:table-cell office:value-type="float" office:value="10">
            <text:p>10</text:p>
          </table:table-cell>
          <table:table-cell office:value-type="float" office:value="454.5">
            <text:p>454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1071">
            <text:p>1071</text:p>
          </table:table-cell>
          <table:table-cell office:value-type="float" office:value="-1">
            <text:p>-1</text:p>
          </table:table-cell>
          <table:table-cell office:value-type="float" office:value="150.2">
            <text:p>150.2</text:p>
          </table:table-cell>
          <table:table-cell office:value-type="float" office:value="0">
            <text:p>0</text:p>
          </table:table-cell>
          <table:table-cell office:value-type="float" office:value="424.8">
            <text:p>424.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0.7">
            <text:p>110.7</text:p>
          </table:table-cell>
          <table:table-cell office:value-type="float" office:value="0">
            <text:p>0</text:p>
          </table:table-cell>
          <table:table-cell office:value-type="float" office:value="121.7">
            <text:p>121.7</text:p>
          </table:table-cell>
          <table:table-cell office:value-type="float" office:value="11">
            <text:p>11</text:p>
          </table:table-cell>
          <table:table-cell office:value-type="float" office:value="-110.7">
            <text:p>-110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3.575">
            <text:p>3.6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27.725">
            <text:p>27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5.15856643356644">
            <text:p>5.2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82.7757213706041">
            <text:p>82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2.26643356643357">
            <text:p>2.3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.199278629395849">
            <text:p>0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0">
            <text:p>0</text:p>
          </table:table-cell>
          <table:table-cell office:value-type="float" office:value="80.9">
            <text:p>80.9</text:p>
          </table:table-cell>
          <table:table-cell office:value-type="float" office:value="0">
            <text:p>0</text:p>
          </table:table-cell>
          <table:table-cell office:value-type="float" office:value="100.3">
            <text:p>100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32.625">
            <text:p>32.6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25.325">
            <text:p>25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24.0806704980843">
            <text:p>24.1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73.9929664363277">
            <text:p>74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24.1943295019157">
            <text:p>24.2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.98203356367226">
            <text:p>1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99.4">
            <text:p>99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50.2">
            <text:p>350.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93.5">
            <text:p>93.5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table:number-columns-repeated="3" office:value-type="float" office:value="-1">
            <text:p>-1</text:p>
          </table:table-cell>
          <table:table-cell office:value-type="float" office:value="691">
            <text:p>691</text:p>
          </table:table-cell>
          <table:table-cell table:number-columns-repeated="13" office:value-type="float" office:value="-1">
            <text:p>-1</text:p>
          </table:table-cell>
          <table:table-cell office:value-type="float" office:value="5788">
            <text:p>5788</text:p>
          </table:table-cell>
          <table:table-cell office:value-type="float" office:value="-1">
            <text:p>-1</text:p>
          </table:table-cell>
          <table:table-cell office:value-type="float" office:value="1983">
            <text:p>1983</text:p>
          </table:table-cell>
          <table:table-cell office:value-type="float" office:value="320">
            <text:p>320</text:p>
          </table:table-cell>
          <table:table-cell office:value-type="float" office:value="-1">
            <text:p>-1</text:p>
          </table:table-cell>
          <table:table-cell office:value-type="float" office:value="204867">
            <text:p>204867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2">
            <text:p>92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3" office:value-type="float" office:value="-1">
            <text:p>-1</text:p>
          </table:table-cell>
          <table:table-cell office:value-type="float" office:value="689">
            <text:p>68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table:number-columns-repeated="3" office:value-type="float" office:value="-1">
            <text:p>-1</text:p>
          </table:table-cell>
          <table:table-cell office:value-type="float" office:value="697">
            <text:p>69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865">
            <text:p>865</text:p>
          </table:table-cell>
          <table:table-cell table:number-columns-repeated="2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table:number-columns-repeated="3" office:value-type="float" office:value="-1">
            <text:p>-1</text:p>
          </table:table-cell>
          <table:table-cell office:value-type="float" office:value="702">
            <text:p>70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20M32S">
            <text:p>12:20:32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20M32S">
            <text:p>12:20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21M02S">
            <text:p>12:21:02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21M02S">
            <text:p>12:21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21M32S">
            <text:p>12:21:32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21M32S">
            <text:p>12:21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2H22M02S">
            <text:p>12:22:02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22M02S">
            <text:p>12:22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2.3">
            <text:p>2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97.1">
            <text:p>97.1</text:p>
          </table:table-cell>
          <table:table-cell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2.6">
            <text:p>2.6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96.4">
            <text:p>96.4</text:p>
          </table:table-cell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225">
            <text:p>1.23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275">
            <text:p>0.28</text:p>
          </table:table-cell>
          <table:table-cell office:value-type="float" office:value="0.15">
            <text:p>0.15</text:p>
          </table:table-cell>
          <table:table-cell office:value-type="float" office:value="98.35">
            <text:p>98.35</text:p>
          </table:table-cell>
          <table:table-cell office:value-type="float" office:value="1.5">
            <text:p>1.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96.5">
            <text:p>96.5</text:p>
          </table:table-cell>
          <table:table-cell office:value-type="float" office:value="3.1">
            <text:p>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1.9">
            <text:p>1.9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96.7">
            <text:p>96.7</text:p>
          </table:table-cell>
          <table:table-cell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3">
            <text:p>1.3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6">
            <text:p>0.6</text:p>
          </table:table-cell>
          <table:table-cell office:value-type="float" office:value="0.225">
            <text:p>0.23</text:p>
          </table:table-cell>
          <table:table-cell office:value-type="float" office:value="97.85">
            <text:p>97.85</text:p>
          </table:table-cell>
          <table:table-cell office:value-type="float" office:value="1.9">
            <text:p>1.9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2.9">
            <text:p>2.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96.5">
            <text:p>96.5</text:p>
          </table:table-cell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96.8">
            <text:p>96.8</text:p>
          </table:table-cell>
          <table:table-cell office:value-type="float" office:value="2.6">
            <text:p>2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325">
            <text:p>1.33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125">
            <text:p>0.13</text:p>
          </table:table-cell>
          <table:table-cell office:value-type="float" office:value="0.225">
            <text:p>0.23</text:p>
          </table:table-cell>
          <table:table-cell office:value-type="float" office:value="98.325">
            <text:p>98.33</text:p>
          </table:table-cell>
          <table:table-cell office:value-type="float" office:value="1.45">
            <text:p>1.4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0M32S">
            <text:p>12:20:32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1.5">
            <text:p>1.5</text:p>
          </table:table-cell>
          <table:table-cell office:value-type="float" office:value="95.7">
            <text:p>95.7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02S">
            <text:p>12:21:0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1M32S">
            <text:p>12:21:3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93.2">
            <text:p>93.2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22M02S">
            <text:p>12:22:0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975">
            <text:p>0.98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225">
            <text:p>0.23</text:p>
          </table:table-cell>
          <table:table-cell office:value-type="float" office:value="1.55">
            <text:p>1.55</text:p>
          </table:table-cell>
          <table:table-cell office:value-type="float" office:value="97.225">
            <text:p>97.23</text:p>
          </table:table-cell>
          <table:table-cell office:value-type="float" office:value="1.2">
            <text:p>1.2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2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1/18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20:32</text:p>
              </table:table-cell>
              <table:table-cell office:value-type="float" office:value="2.4">
                <text:p text:id="CPU_ALL.F2:CPU_ALL.F5">2.4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2.7">
                <text:p>2.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.3">
                <text:p>0.3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20_Threads  11/18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2:20:32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758cm" svg:y="0.256cm" chart:style-name="ch2">
          <text:p>Disk Read KB/s JMeter_Test_20_Threads  11/18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20_Threads  11/18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2:20:32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679cm" svg:y="0.256cm" chart:style-name="ch2">
          <text:p>Disk Write KB/s JMeter_Test_20_Threads  11/18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46.25">
                <text:p text:id="DISKWRITE.B7:DISKWRITE.E7">46.25</text:p>
              </table:table-cell>
              <table:table-cell office:value-type="float" office:value="46.25">
                <text:p>4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10.963513513514">
                <text:p text:id="DISKWRITE.B8:DISKWRITE.E8">110.963513513514</text:p>
              </table:table-cell>
              <table:table-cell office:value-type="float" office:value="110.963513513514">
                <text:p>110.963513513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2.7864864864865">
                <text:p text:id="DISKWRITE.B9:DISKWRITE.E9">12.7864864864865</text:p>
              </table:table-cell>
              <table:table-cell office:value-type="float" office:value="12.7864864864865">
                <text:p>12.7864864864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20_Threads  11/18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2:20:32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383cm" svg:y="0.256cm" chart:style-name="ch2">
          <text:p>Disk transfers per second JMeter_Test_20_Threads  11/18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5.4">
                <text:p text:id="DISKXFER.B7:DISKXFER.E7">5.4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4.462037037037">
                <text:p text:id="DISKXFER.B8:DISKXFER.E8">14.462037037037</text:p>
              </table:table-cell>
              <table:table-cell office:value-type="float" office:value="14.462037037037">
                <text:p>14.462037037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837962962962962">
                <text:p text:id="DISKXFER.B9:DISKXFER.E9">0.837962962962962</text:p>
              </table:table-cell>
              <table:table-cell office:value-type="float" office:value="0.837962962962962">
                <text:p>0.837962962962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20_Threads  11/18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2:20:32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20.7">
                <text:p>20.7</text:p>
              </table:table-cell>
              <table:table-cell office:value-type="float" office:value="20.7">
                <text:p>2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638cm" svg:y="0.256cm" chart:style-name="ch2">
          <text:p>JFS Filespace %Used ubuntuServer  11/18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2.8">
                <text:p text:id="JFSFILE.B7:JFSFILE.F7">4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">
                <text:p text:id="JFSFILE.B8:JFSFILE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">
                <text:p text:id="JFSFILE.B9:JFSFILE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20_Threads  11/18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2:20:32</text:p>
              </table:table-cell>
              <table:table-cell office:value-type="float" office:value="468.2">
                <text:p text:id="MEM.F2:MEM.F5">468.2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468.2">
                <text:p>468.2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464.4">
                <text:p>464.4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464.4">
                <text:p>464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2:20:32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20_Threads  11/18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20:32</text:p>
              </table:table-cell>
              <table:table-cell office:value-type="float" office:value="1.6">
                <text:p text:id="CPU_ALL.B2:CPU_ALL.B5">1.6</text:p>
              </table:table-cell>
              <table:table-cell office:value-type="float" office:value="0.8">
                <text:p text:id="CPU_ALL.C2:CPU_ALL.C5">0.8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20_Threads (KB/s) - 11/18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2:20:32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0.7">
                <text:p text:id="NET.H2:NET.H5">0.7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-110.7">
                <text:p>-110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20_Threads (KB/s)  11/18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3.575">
                <text:p>3.575</text:p>
              </table:table-cell>
              <table:table-cell office:value-type="float" office:value="0">
                <text:p>0</text:p>
              </table:table-cell>
              <table:table-cell office:value-type="float" office:value="27.725">
                <text:p>27.72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5.15856643356644">
                <text:p>5.15856643356644</text:p>
              </table:table-cell>
              <table:table-cell office:value-type="float" office:value="0">
                <text:p>0</text:p>
              </table:table-cell>
              <table:table-cell office:value-type="float" office:value="82.7757213706041">
                <text:p>82.7757213706041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2.26643356643357">
                <text:p>2.26643356643357</text:p>
              </table:table-cell>
              <table:table-cell office:value-type="float" office:value="0">
                <text:p>0</text:p>
              </table:table-cell>
              <table:table-cell office:value-type="float" office:value="0.199278629395849">
                <text:p>0.1992786293958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0_Threads (KB/s)  11/18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2:20:32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7">
                <text:p text:id="NET.C2:NET.C5">0.7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20_Threads  11/18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2.625">
                <text:p>32.625</text:p>
              </table:table-cell>
              <table:table-cell office:value-type="float" office:value="0">
                <text:p>0</text:p>
              </table:table-cell>
              <table:table-cell office:value-type="float" office:value="25.325">
                <text:p>25.32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24.0806704980843">
                <text:p>24.0806704980843</text:p>
              </table:table-cell>
              <table:table-cell office:value-type="float" office:value="0">
                <text:p>0</text:p>
              </table:table-cell>
              <table:table-cell office:value-type="float" office:value="73.9929664363277">
                <text:p>73.9929664363277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4.1943295019157">
                <text:p>24.1943295019157</text:p>
              </table:table-cell>
              <table:table-cell office:value-type="float" office:value="0">
                <text:p>0</text:p>
              </table:table-cell>
              <table:table-cell office:value-type="float" office:value="0.98203356367226">
                <text:p>0.9820335636722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20_Threads  11/18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2:20:32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1.8">
                <text:p text:id="NETPACKET.C2:NETPACKET.C5">11.8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0">
                <text:p>0</text:p>
              </table:table-cell>
              <table:table-cell office:value-type="float" office:value="80.9">
                <text:p>80.9</text:p>
              </table:table-cell>
              <table:table-cell office:value-type="float" office:value="0">
                <text:p>0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20_Threads  11/18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20:32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0_Threads  11/18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20:32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99.4">
                <text:p>99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350.2">
                <text:p>35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93.5">
                <text:p>93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0_Threads  11/18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20:32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342cm" svg:y="0.256cm" chart:style-name="ch2">
          <text:p>File-backed paging (kByes/sec) ubuntuServer 11/18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2:20:32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104cm" svg:y="0.256cm" chart:style-name="ch2">
          <text:p>Swap-space activity (kBytes/sec) ubuntuServer 11/18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2:20:32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20:32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20_Threads  11/18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2:20:32</text:p>
              </table:table-cell>
              <table:table-cell office:value-type="float" office:value="2.3">
                <text:p text:id="CPU01.B2:CPU01.B5">2.3</text:p>
              </table:table-cell>
              <table:table-cell office:value-type="float" office:value="0.4">
                <text:p text:id="CPU01.C2:CPU01.C5">0.4</text:p>
              </table:table-cell>
              <table:table-cell office:value-type="float" office:value="0.2">
                <text:p text:id="CPU01.D2:CPU01.D5">0.2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2.6">
                <text:p>2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20_Threads  11/18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2:20:32</text:p>
              </table:table-cell>
              <table:table-cell office:value-type="float" office:value="2.7">
                <text:p text:id="CPU02.B2:CPU02.B5">2.7</text:p>
              </table:table-cell>
              <table:table-cell office:value-type="float" office:value="0.4">
                <text:p text:id="CPU02.C2:CPU02.C5">0.4</text:p>
              </table:table-cell>
              <table:table-cell office:value-type="float" office:value="0.3">
                <text:p text:id="CPU02.D2:CPU02.D5">0.3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1.9">
                <text:p>1.9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20_Threads  11/18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2:20:32</text:p>
              </table:table-cell>
              <table:table-cell office:value-type="float" office:value="2.9">
                <text:p text:id="CPU03.B2:CPU03.B5">2.9</text:p>
              </table:table-cell>
              <table:table-cell office:value-type="float" office:value="0.3">
                <text:p text:id="CPU03.C2:CPU03.C5">0.3</text:p>
              </table:table-cell>
              <table:table-cell office:value-type="float" office:value="0.3">
                <text:p text:id="CPU03.D2:CPU03.D5">0.3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2.4">
                <text:p>2.4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20_Threads  11/18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2:20:32</text:p>
              </table:table-cell>
              <table:table-cell office:value-type="float" office:value="2.4">
                <text:p text:id="CPU04.B2:CPU04.B5">2.4</text:p>
              </table:table-cell>
              <table:table-cell office:value-type="float" office:value="0.4">
                <text:p text:id="CPU04.C2:CPU04.C5">0.4</text:p>
              </table:table-cell>
              <table:table-cell office:value-type="float" office:value="1.5">
                <text:p text:id="CPU04.D2:CPU04.D5">1.5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1/18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225">
                <text:p text:id="CPU_SUMM.B2:CPU_SUMM.B5">1.225</text:p>
              </table:table-cell>
              <table:table-cell office:value-type="float" office:value="0.275">
                <text:p text:id="CPU_SUMM.C2:CPU_SUMM.C5">0.275</text:p>
              </table:table-cell>
              <table:table-cell office:value-type="float" office:value="0.15">
                <text:p text:id="CPU_SUMM.D2:CPU_SUMM.D5">0.1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325">
                <text:p>1.325</text:p>
              </table:table-cell>
              <table:table-cell office:value-type="float" office:value="0.125">
                <text:p>0.1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0.975">
                <text:p>0.975</text:p>
              </table:table-cell>
              <table:table-cell office:value-type="float" office:value="0.225">
                <text:p>0.225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20_Threads - 11/18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2:20:32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0">
                <text:p>0</text:p>
              </table:table-cell>
              <table:table-cell office:value-type="float" office:value="340">
                <text:p>34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20_Threads  11/18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92.5">
                <text:p>92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21.927027027027">
                <text:p>221.927027027027</text:p>
              </table:table-cell>
              <table:table-cell office:value-type="float" office:value="28.9240740740741">
                <text:p>28.9240740740741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25.572972972973">
                <text:p>25.572972972973</text:p>
              </table:table-cell>
              <table:table-cell office:value-type="float" office:value="1.67592592592592">
                <text:p>1.675925925925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674cm" svg:y="0.256cm" chart:style-name="ch2">
          <text:p>Disk Block Size JMeter_Test_20_Threads (Kbytes)  11/18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8.925">
                <text:p text:id="DISKBSIZE.B7:DISKBSIZE.E7">8.925</text:p>
              </table:table-cell>
              <table:table-cell office:value-type="float" office:value="8.925">
                <text:p>8.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5.88088235294118">
                <text:p text:id="DISKBSIZE.B8:DISKBSIZE.E8">5.88088235294118</text:p>
              </table:table-cell>
              <table:table-cell office:value-type="float" office:value="5.88088235294118">
                <text:p>5.88088235294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5.39411764705882">
                <text:p text:id="DISKBSIZE.B9:DISKBSIZE.E9">5.39411764705882</text:p>
              </table:table-cell>
              <table:table-cell office:value-type="float" office:value="5.39411764705882">
                <text:p>5.39411764705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20_Threads (Kbytes)  11/18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2:20:32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2:21:02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32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2:02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248cm" svg:y="0.256cm" chart:style-name="ch2">
          <text:p>Disk %Busy JMeter_Test_20_Threads  11/18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.75">
                <text:p text:id="DISKBUSY.B7:DISKBUSY.E7"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85857142857143">
                <text:p text:id="DISKBUSY.B8:DISKBUSY.E8">4.85857142857143</text:p>
              </table:table-cell>
              <table:table-cell office:value-type="float" office:value="4.85857142857143">
                <text:p>4.85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191428571428571">
                <text:p text:id="DISKBUSY.B9:DISKBUSY.E9">0.191428571428571</text:p>
              </table:table-cell>
              <table:table-cell office:value-type="float" office:value="0.191428571428571">
                <text:p>0.1914285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